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ArialMT" svg:font-family="ArialMT" style:font-family-generic="swiss"/>
    <style:font-face style:name="Mangal1"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Arial" fo:font-size="10pt" fo:font-weight="normal" style:font-name-asian="ArialMT" style:font-size-asian="10pt" style:font-weight-asian="normal" style:font-name-complex="ArialMT" style:font-size-complex="10pt" style:font-weight-complex="normal"/>
    </style:style>
    <style:style style:name="P2" style:family="paragraph" style:parent-style-name="Standard">
      <style:paragraph-properties fo:text-align="start" style:justify-single-word="false" style:text-autospace="none"/>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3" style:family="paragraph" style:parent-style-name="Standard">
      <style:paragraph-properties fo:text-align="start" style:justify-single-word="false" style:text-autospace="none"/>
      <style:text-properties style:text-outline="false" style:text-line-through-style="none" style:font-name="Arial" fo:font-size="10pt" fo:font-style="normal" fo:text-shadow="none" style:text-underline-style="none" fo:font-weight="normal" style:font-name-asian="Mangal1" style:font-size-asian="10pt" style:font-style-asian="normal" style:font-weight-asian="normal" style:font-name-complex="Mangal1" style:font-size-complex="10pt" style:font-style-complex="normal" style:font-weight-complex="normal" style:text-emphasize="none" style:text-overline-style="none" style:text-overline-color="font-color"/>
    </style:style>
    <style:style style:name="P4" style:family="paragraph" style:parent-style-name="Standard">
      <style:paragraph-properties fo:text-align="start" style:justify-single-word="false" style:text-autospace="none"/>
      <style:text-properties style:text-outline="false" style:text-line-through-style="none" style:font-name="Arial" fo:font-size="10pt" fo:font-style="normal" fo:text-shadow="none" style:text-underline-style="none" fo:font-weight="bold" style:font-name-asian="ArialMT" style:font-size-asian="10pt" style:font-style-asian="normal" style:font-weight-asian="bold" style:font-name-complex="ArialMT" style:font-size-complex="10pt" style:font-style-complex="normal" style:font-weight-complex="bold" style:text-emphasize="none" style:text-overline-style="none" style:text-overline-color="font-color"/>
    </style:style>
    <style:style style:name="P5" style:family="paragraph" style:parent-style-name="Standard">
      <style:paragraph-properties fo:text-align="start" style:justify-single-word="false" style:text-autospace="none"/>
      <style:text-properties style:font-name="Arial" fo:font-size="10pt" fo:font-weight="bold" style:font-name-asian="ArialMT" style:font-size-asian="10pt" style:font-weight-asian="bold" style:font-name-complex="ArialMT" style:font-size-complex="10pt" style:font-weight-complex="bold"/>
    </style:style>
    <style:style style:name="P6" style:family="paragraph" style:parent-style-name="Standard">
      <style:paragraph-properties fo:text-align="start" style:justify-single-word="false" style:text-autospace="none"/>
      <style:text-properties style:font-name="Arial" fo:font-size="10pt" fo:font-weight="normal" style:font-name-asian="ArialMT" style:font-size-asian="10pt" style:font-weight-asian="normal" style:font-name-complex="ArialMT" style:font-size-complex="10pt" style:font-weight-complex="normal"/>
    </style:style>
    <style:style style:name="P7" style:family="paragraph" style:parent-style-name="Standard">
      <style:paragraph-properties fo:text-align="start" style:justify-single-word="false" style:text-autospace="none"/>
      <style:text-properties style:font-name="Arial" fo:font-size="10pt" fo:font-weight="normal" style:font-name-asian="Mangal1" style:font-size-asian="10pt" style:font-weight-asian="normal" style:font-name-complex="Mangal1" style:font-size-complex="10pt" style:font-weight-complex="normal"/>
    </style:style>
    <style:style style:name="T1" style:family="text">
      <style:text-properties style:font-name-asian="Arial" style:font-name-complex="Arial"/>
    </style:style>
    <style:style style:name="T2" style:family="text">
      <style:text-properties style:text-outline="false" style:text-line-through-style="none" fo:font-style="normal" fo:text-shadow="none" style:text-underline-style="none" style:font-name-asian="Arial" style:font-style-asian="normal" style:font-name-complex="Arial" style:font-style-complex="normal" style:text-emphasize="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on 25 Apr 2016</text:p>
      <text:p text:style-name="P1">I have started looking into gathering, logging and visualising the data from the application such as the peer connection statistics. I looked at hosting a pre-built server called lightning-vis that used a REST API to communicate with in order to produce visualisations but due to it's limited functionality, I was unable to add more than one peer connection per graph which meant it wasn't suitable. Instead, I used a JavaScript library called smoothie.js to display statistics on the uploader's application.</text:p>
      <text:p text:style-name="P1"/>
      <text:p text:style-name="P5">Thurs 21 Apr 2016</text:p>
      <text:p text:style-name="P1">This week, I was able to get cross-platform downloading working although there is a strict file size limit on what can be sent through. I have also added an ssl certificate to the server to make it use secure HTTP with the goal being to use callstats.io</text:p>
      <text:p text:style-name="P1"/>
      <text:p text:style-name="P5">Tue, 12 Apr 2016</text:p>
      <text:p text:style-name="P2">I worked on the flow of the application a bit more as opposed to signalling or p2p code. This was to fix some minor problems such as the stream button showing up for files that you couldn't stream. To do so, I had to add another endpoint to the server API to get the type of the file that has been uploaded before the downloader or streamer joins the page and starts the socket session.</text:p>
      <text:p text:style-name="P5"/>
      <text:p text:style-name="P5">Tue, 5 Apr 2016</text:p>
      <text:p text:style-name="P2">This week, I added password authentication to the rooms via a page that pops up before the main page loads. This works by the user submitting a request with the password and receiving a cookie containing it when they are successful, the page is refreshed and the server sees they have the cookie, letting them pass through to the main room page. I also put the application live on an AWS ec2 instance and I changed the port number the node.js server runs on as it was clashing with the apache server I had running. I ended up refactoring the styling of the site as the CSS was becoming messy.</text:p>
      <text:p text:style-name="P2"/>
      <text:p text:style-name="P5"/>
      <text:p text:style-name="P5">Sat, 2 Apr 2016</text:p>
      <text:p text:style-name="P7"><text:span text:style-name="T2">I pretty much finished the design and tweaks on the flow of the application. When users disconnect, they are now removed from the uploader's array of connections. When the uploader leaves, the room is destroyed on the server so no one else can connect to it. The amount of users in a room is now displayed to the uploader. </text:span></text:p>
      <text:p text:style-name="P7"><text:span text:style-name="T2"/></text:p>
      <text:p text:style-name="P5">Thu, 24 Mar 2016</text:p>
      <text:p text:style-name="P2">One to many peer connections now working! I have started to work on design of site.</text:p>
      <text:p text:style-name="P5"/>
      <text:p text:style-name="P5">Wed, 23 Mar 2016</text:p>
      <text:p text:style-name="P2">Node implementation is now working for downloading and streaming files.</text:p>
      <text:p text:style-name="P5"/>
      <text:p text:style-name="P5">Wed, 16 Mar 2016</text:p>
      <text:p text:style-name="P2">Still working on refactoring the signalling server to a node server implementation.</text:p>
      <text:p text:style-name="P5"/>
      <text:p text:style-name="P5">Tue, 15 Mar 2016</text:p>
      <text:p text:style-name="P3"><text:span text:style-name="T1">I decided to abandon the Spring signalling server as it doesn't have the functionality needed for multiple peer connections. I have started to work on a node </text:span>server implementation.</text:p>
      <text:p text:style-name="P5"/>
      <text:p text:style-name="P5">Tue, 23 Feb 2016</text:p>
      <text:p text:style-name="P2">attempting to make the signalling server deal with multiple one-to-one connections</text:p>
      <text:p text:style-name="P5"/>
      <text:p text:style-name="P5">Sun, 31 Jan 2016</text:p>
      <text:p text:style-name="P2">partially finished multiple peer connections; need to work on signalling with multiple peer connections in action.</text:p>
      <text:p text:style-name="P5"/>
      <text:p text:style-name="P5">Sun, 31 Jan 2016</text:p>
      <text:p text:style-name="P2">Audio streaming fixed; attempting to get multiple peer connections working again.</text:p>
      <text:p text:style-name="P5"/>
      <text:p text:style-name="P5">Tue, 26 Jan 2016</text:p>
      <text:p text:style-name="P2">Audio streaming broke when I was attempting one to many peer connections, attempting to fix it at the moment.</text:p>
      <text:p text:style-name="P5"/>
      <text:p text:style-name="P5">Fri, 22 Jan 2016</text:p>
      <text:p text:style-name="P2">Started to work on one to many peer connections.</text:p>
      <text:p text:style-name="P5"/>
      <text:p text:style-name="P5">Thu, 21 Jan 2016</text:p>
      <text:p text:style-name="P2"><text:soft-page-break/>Refactored project to work in firefox; chrome is no longer supported as it relies on file chunking to transfer files.</text:p>
      <text:p text:style-name="P5"/>
      <text:p text:style-name="P5">Thu, 24 Dec 2015</text:p>
      <text:p text:style-name="P3"><text:span text:style-name="T1">added basic file transfer functionality; added basic audio streaming functionality. Video streaming cannot be supported as video files cannot be converted to a </text:span>stream by any </text:p>
      <text:p text:style-name="P5"/>
      <text:p text:style-name="P5">Tue, 22 Dec 2015</text:p>
      <text:p text:style-name="P2">Added basic datachannel functionality; refactored so that app.js only communicates with p2p.js which then communicates with signaller.js</text:p>
      <text:p text:style-name="P5"/>
      <text:p text:style-name="P5">Mon, 21 Dec 2015</text:p>
      <text:p text:style-name="P3"><text:span text:style-name="T1">Added basic webrtc peerconnection functionality; restructured javascript dependencies to use bower ;moved client side signalling functionality into it's own </text:span>javascript file;</text:p>
      <text:p text:style-name="P5"/>
      <text:p text:style-name="P5">Tue, 15 Dec 2015</text:p>
      <text:p text:style-name="P2">Finished room generation for signalling server.</text:p>
      <text:p text:style-name="P5"/>
      <text:p text:style-name="P5">Wed, 9 Dec 2015</text:p>
      <text:p text:style-name="P2">Attempting to add dynamic url routing to signalling server for room pages</text:p>
      <text:p text:style-name="P5"/>
      <text:p text:style-name="P5">Thu, 3 Dec 2015</text:p>
      <text:p text:style-name="P2">Started to <text:s/>prototype dynamic url/room generation for the signalling server.</text:p>
      <text:p text:style-name="P2"/>
      <text:p text:style-name="P5">Tue, 1 Dec 2015</text:p>
      <text:p text:style-name="P2">Decided not to go with a framework for the client side as it seems unnecessary. Got a partially working web app prototype to test signalling server with.</text:p>
      <text:p text:style-name="P2"/>
      <text:p text:style-name="P5">Mon, 30 Nov 2015</text:p>
      <text:p text:style-name="P2">Experimenting with backbone.js client-side web application framework</text:p>
      <text:p text:style-name="P2"/>
      <text:p text:style-name="P5">Wed, 25 Nov 2015</text:p>
      <text:p text:style-name="P2">Finished the first prototype of the Spring signalling server.</text:p>
      <text:p text:style-name="P2"/>
      <text:p text:style-name="P4">Fri, 13 Nov 2015</text:p>
      <text:p text:style-name="P2">Added ethics form to the interim report.</text:p>
      <text:p text:style-name="P2"/>
      <text:p text:style-name="P5">Mon, 16 Nov 2015</text:p>
      <text:p text:style-name="P2">Finished first draft of the interim report.</text:p>
      <text:p text:style-name="P2"/>
      <text:p text:style-name="P5">Thu, 12 Nov 2015</text:p>
      <text:p text:style-name="P2">updated interim report</text:p>
      <text:p text:style-name="P2"/>
      <text:p text:style-name="P5">Tue, 3 Nov 2015</text:p>
      <text:p text:style-name="P2">updated interim report</text:p>
      <text:p text:style-name="P2"/>
      <text:p text:style-name="P5">Mon, 2 Nov 2015</text:p>
      <text:p text:style-name="P2">Still working on the interim report.</text:p>
      <text:p text:style-name="P2"/>
      <text:p text:style-name="P5">Tue, 27 Oct 2015</text:p>
      <text:p text:style-name="P2">Started the interim report in LaTeX.</text:p>
      <text:p text:style-name="P2"/>
      <text:p text:style-name="P5">Wed, 21 Oct 2015</text:p>
      <text:p text:style-name="P2">Finalised the project proposal.</text:p>
      <text:p text:style-name="P2"/>
      <text:p text:style-name="P5">Tue, 20 Oct 2015</text:p>
      <text:p text:style-name="P2">updated project proposal</text:p>
      <text:p text:style-name="P2"/>
      <text:p text:style-name="P5">Mon, 19 Oct 2015</text:p>
      <text:p text:style-name="P2">Updated the project proposal with a Gantt chart</text:p>
      <text:p text:style-name="P2"/>
      <text:p text:style-name="P5">Fri, 16 Oct 2015</text:p>
      <text:p text:style-name="P1">I have drafted the project proposal and started to experiment with the Spring web framework and the STOMP <text:soft-page-break/>websocket libr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ArialMT" svg:font-family="ArialMT" style:font-family-generic="swiss"/>
    <style:font-face style:name="Mangal1"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4-22T21:17:19.70</meta:creation-date>
    <dc:date>2016-04-28T23:32:38.40</dc:date>
    <meta:editing-duration>PT24M21S</meta:editing-duration>
    <meta:editing-cycles>13</meta:editing-cycles>
    <meta:generator>OpenOffice/4.1.1$Win32 OpenOffice.org_project/411m6$Build-9775</meta:generator>
    <meta:document-statistic meta:table-count="0" meta:image-count="0" meta:object-count="0" meta:page-count="3" meta:paragraph-count="68" meta:word-count="862" meta:character-count="4953"/>
  </office:meta>
</office:document-meta>
</file>